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-eff-2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sp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faint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<text:span text:style-name="T2">rse-slf-eva</text:span>-one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double-stomp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hit-dark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untrap</text:p>
          </table:table-cell>
          <table:table-cell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emove-hazard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cover-max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sleep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ecover-half-max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lose-type-flying</text:p>
          </table:table-cell>
          <table:table-cell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protect-bypass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two-turn-atk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24T18:37:08.130251355</dc:date>
    <meta:editing-duration>P1DT2H31M41S</meta:editing-duration>
    <meta:editing-cycles>33</meta:editing-cycles>
    <meta:generator>LibreOffice/7.3.7.2$Linux_X86_64 LibreOffice_project/30$Build-2</meta:generator>
    <meta:document-statistic meta:table-count="1" meta:cell-count="150" meta:object-count="0"/>
  </office:meta>
</office:document-meta>
</file>